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49fcdf" style:font-weight-asian="bold" style:font-weight-complex="bold"/>
    </style:style>
    <style:style style:name="P6" style:family="paragraph" style:parent-style-name="Standard">
      <style:text-properties fo:font-weight="bold" officeooo:rsid="0049fcdf" officeooo:paragraph-rsid="004b5174" style:font-weight-asian="bold" style:font-weight-complex="bold"/>
    </style:style>
    <style:style style:name="P7" style:family="paragraph" style:parent-style-name="Standard">
      <style:text-properties fo:font-weight="bold" officeooo:rsid="006f690c" officeooo:paragraph-rsid="006f690c" style:font-weight-asian="bold" style:font-weight-complex="bold"/>
    </style:style>
    <style:style style:name="P8" style:family="paragraph" style:parent-style-name="Standard">
      <style:text-properties officeooo:rsid="0012cc8b" officeooo:paragraph-rsid="0012cc8b"/>
    </style:style>
    <style:style style:name="P9" style:family="paragraph" style:parent-style-name="Standard">
      <style:text-properties officeooo:paragraph-rsid="001170c9"/>
    </style:style>
    <style:style style:name="P10" style:family="paragraph" style:parent-style-name="Standard">
      <style:text-properties officeooo:paragraph-rsid="0049fcdf"/>
    </style:style>
    <style:style style:name="P11" style:family="paragraph" style:parent-style-name="Standard">
      <style:text-properties officeooo:paragraph-rsid="004b5174"/>
    </style:style>
    <style:style style:name="P12" style:family="paragraph" style:parent-style-name="Standard">
      <style:text-properties officeooo:rsid="005bce94" officeooo:paragraph-rsid="005bce94"/>
    </style:style>
    <style:style style:name="P13" style:family="paragraph" style:parent-style-name="Standard">
      <style:text-properties officeooo:paragraph-rsid="00625f04"/>
    </style:style>
    <style:style style:name="P14" style:family="paragraph" style:parent-style-name="Standard">
      <style:text-properties officeooo:paragraph-rsid="006c0b47"/>
    </style:style>
    <style:style style:name="P15" style:family="paragraph" style:parent-style-name="Standard">
      <style:text-properties officeooo:rsid="0069a040" officeooo:paragraph-rsid="0069a040"/>
    </style:style>
    <style:style style:name="P16" style:family="paragraph" style:parent-style-name="Standard">
      <style:text-properties officeooo:paragraph-rsid="006f690c"/>
    </style:style>
    <style:style style:name="P1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 Black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tyle="italic" style:font-style-asian="italic"/>
    </style:style>
    <style:style style:name="T3" style:family="text">
      <style:text-properties fo:color="#000000" style:font-name="Times New Roman" fo:font-style="italic" officeooo:rsid="006c0b47" style:font-style-asian="italic" style:font-style-complex="italic"/>
    </style:style>
    <style:style style:name="T4" style:family="text">
      <style:text-properties fo:color="#000000" style:font-name="Times New Roman" officeooo:rsid="006c0b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9fcdf" style:font-weight-asian="bold" style:font-weight-complex="bold"/>
    </style:style>
    <style:style style:name="T7" style:family="text">
      <style:text-properties fo:font-weight="bold" officeooo:rsid="005a3f47" style:font-weight-asian="bold" style:font-weight-complex="bold"/>
    </style:style>
    <style:style style:name="T8" style:family="text">
      <style:text-properties fo:font-weight="bold" officeooo:rsid="00625f04" style:font-weight-asian="bold" style:font-weight-complex="bold"/>
    </style:style>
    <style:style style:name="T9" style:family="text">
      <style:text-properties officeooo:rsid="001689ce"/>
    </style:style>
    <style:style style:name="T10" style:family="text"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T11" style:family="text">
      <style:text-properties officeooo:rsid="0036a55a"/>
    </style:style>
    <style:style style:name="T12" style:family="text">
      <style:text-properties officeooo:rsid="0049fcdf"/>
    </style:style>
    <style:style style:name="T13" style:family="text">
      <style:text-properties fo:font-weight="normal" officeooo:rsid="0049fcdf" style:font-weight-asian="normal" style:font-weight-complex="normal"/>
    </style:style>
    <style:style style:name="T14" style:family="text">
      <style:text-properties fo:font-weight="normal" officeooo:rsid="004b5174" style:font-weight-asian="normal" style:font-weight-complex="normal"/>
    </style:style>
    <style:style style:name="T15" style:family="text">
      <style:text-properties fo:font-weight="normal" officeooo:rsid="00625f04" style:font-weight-asian="normal" style:font-weight-complex="normal"/>
    </style:style>
    <style:style style:name="T16" style:family="text">
      <style:text-properties fo:font-weight="normal" officeooo:rsid="006cf68d" style:font-weight-asian="normal" style:font-weight-complex="normal"/>
    </style:style>
    <style:style style:name="T17" style:family="text">
      <style:text-properties officeooo:rsid="005a3f47"/>
    </style:style>
    <style:style style:name="T18" style:family="text">
      <style:text-properties officeooo:rsid="005bce94"/>
    </style:style>
    <style:style style:name="T19" style:family="text">
      <style:text-properties officeooo:rsid="006c0b47"/>
    </style:style>
    <style:style style:name="T20" style:family="text">
      <style:text-properties officeooo:rsid="006cf68d"/>
    </style:style>
    <style:style style:name="T21" style:family="text">
      <style:text-properties officeooo:rsid="006f690c"/>
    </style:style>
    <style:style style:name="T22" style:family="text">
      <style:text-properties officeooo:rsid="006f76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urriculum Vitae</text:p>
      <text:p text:style-name="P1"/>
      <text:p text:style-name="P1">Aaron K. Clark</text:p>
      <text:p text:style-name="P1">Graduate Student</text:p>
      <text:p text:style-name="P1">[<text:a xlink:type="simple" xlink:href="https://orcid.org/0000-0002-6831-2663" office:target-frame-name="_top" xlink:show="replace" text:style-name="Internet_20_link" text:visited-style-name="Visited_20_Internet_20_Link">ORCID</text:a>] [<text:a xlink:type="simple" xlink:href="http://www.researcherid.com/rid/G-9804-2017" office:target-frame-name="_top" xlink:show="replace" text:style-name="Internet_20_link" text:visited-style-name="Visited_20_Internet_20_Link">ResearcherID</text:a>]</text:p>
      <text:p text:style-name="P1">[<text:a xlink:type="simple" xlink:href="https://mail.cryptospace.com/~akclark/" text:style-name="Internet_20_link" text:visited-style-name="Visited_20_Internet_20_Link"><text:span text:style-name="T22">https://mail.cryptospace.com/~akclark/</text:span></text:a><text:span text:style-name="T22">]</text:span></text:p>
      <text:p text:style-name="P1">[<text:a xlink:type="simple" xlink:href="mailto:aaron.clark18@alumni.colostate.edu" office:target-frame-name="_top" xlink:show="replace" text:style-name="Internet_20_link" text:visited-style-name="Visited_20_Internet_20_Link"><text:span text:style-name="Internet_20_link">aaron.clark18@alumni.colostate.edu</text:span></text:a>]</text:p>
      <text:p text:style-name="P1">[<text:a xlink:type="simple" xlink:href="tel:1-281-973-6082" office:target-frame-name="_top" xlink:show="replace" text:style-name="Internet_20_link" text:visited-style-name="Visited_20_Internet_20_Link">(281) 973-6082</text:a>]</text:p>
      <text:p text:style-name="P1"><text:span text:style-name="T19">Sept</text:span> <text:span text:style-name="T20">24</text:span>, <text:span text:style-name="T17">2020</text:span></text:p>
      <text:p text:style-name="P1"/>
      <text:p text:style-name="Standard"><text:span text:style-name="T10">Education</text:span><text:line-break/></text:p>
      <text:p text:style-name="P13"><text:span text:style-name="T8">Rochester Institute of Technology</text:span><text:span text:style-name="T5"> – </text:span><text:span text:style-name="T7">Rochester, New York</text:span></text:p>
      <text:p text:style-name="P13"><text:span text:style-name="T16">Advanced Graduate Certificate</text:span><text:span text:style-name="T15">, Cybersecurity</text:span><text:span text:style-name="T13"> – (I</text:span><text:span text:style-name="T14">n Progress</text:span><text:span text:style-name="T13">)</text:span></text:p>
      <text:p text:style-name="P6"/>
      <text:p text:style-name="P11"><text:span text:style-name="T6">Kennesaw</text:span><text:span text:style-name="T5"> State University – </text:span><text:span text:style-name="T6">Marietta</text:span><text:span text:style-name="T5">, </text:span><text:span text:style-name="T6">Georgia</text:span></text:p>
      <text:p text:style-name="P9"><text:a xlink:type="simple" xlink:href="https://www.cryptospace.com/~akclark/content/KSU_GRADCERT_CSF.jpg" text:style-name="Internet_20_link" text:visited-style-name="Visited_20_Internet_20_Link">Graduate Certificate,</text:a> <text:span text:style-name="T12">Computer Science Foundations</text:span> – (201<text:span text:style-name="T12">9</text:span>)</text:p>
      <text:p text:style-name="P9"/>
      <text:p text:style-name="P5">Colorado State University – Ft. Collins, Colorado</text:p>
      <text:p text:style-name="P10"><text:a xlink:type="simple" xlink:href="https://www.cryptospace.com/~akclark/content/CSU_GRADCERT_ITPM.jpg" office:target-frame-name="_top" xlink:show="replace" text:style-name="Internet_20_link" text:visited-style-name="Visited_20_Internet_20_Link">Graduate Certificate</text:a>, Information Technology Project Management – (2018)</text:p>
      <text:p text:style-name="P3"/>
      <text:p text:style-name="P4">University of Maryland University College – Adelphi, Maryland</text:p>
      <text:p text:style-name="Standard"><text:a xlink:type="simple" xlink:href="https://www.cryptospace.com/~akclark/content/UMUC_UNDERGRAD_DIPLOMA.jpg" office:target-frame-name="_top" xlink:show="replace" text:style-name="Internet_20_link" text:visited-style-name="Visited_20_Internet_20_Link">Bachelor of Science</text:a>, Computer and Information Science – (2016)</text:p>
      <text:p text:style-name="Standard"><text:a xlink:type="simple" xlink:href="https://www.cryptospace.com/~akclark/content/UMUC_UNDERGRAD_CERT.jpg" office:target-frame-name="_top" xlink:show="replace" text:style-name="Internet_20_link" text:visited-style-name="Visited_20_Internet_20_Link">Undergraduate Certificate</text:a>, Unix System Administration – (2013)</text:p>
      <text:p text:style-name="Standard"/>
      <text:p text:style-name="P4">Purdue University – West Lafayette, Indiana</text:p>
      <text:p text:style-name="Standard"><text:a xlink:type="simple" xlink:href="https://www.cryptospace.com/~akclark/content/PURDUE_EBV_DIPLOMA.jpg" office:target-frame-name="_top" xlink:show="replace" text:style-name="Internet_20_link" text:visited-style-name="Visited_20_Internet_20_Link">Diploma</text:a>, Entrepreneurship Boot-camp for Veterans with Disabilities – (2013)</text:p>
      <text:p text:style-name="Standard"/>
      <text:p text:style-name="P4">Defense Information School – Ft. Meade, Maryland</text:p>
      <text:p text:style-name="Standard"><text:a xlink:type="simple" xlink:href="https://www.cryptospace.com/~akclark/content/DINFOS_DIPLOMA.jpg" office:target-frame-name="_top" xlink:show="replace" text:style-name="Internet_20_link" text:visited-style-name="Visited_20_Internet_20_Link">Diploma</text:a>, Basic Public Affairs Specialist, Writer – (2004)</text:p>
      <text:p text:style-name="Standard"/>
      <text:p text:style-name="P2">Research Interests</text:p>
      <text:p text:style-name="P3"/>
      <text:p text:style-name="Standard">Cybersecurity, Privacy &amp; Information Assurance</text:p>
      <text:p text:style-name="Standard">Distributed, Parallel, and Cluster Computing</text:p>
      <text:p text:style-name="Standard">Quantum Computing</text:p>
      <text:p text:style-name="Standard">Software Engineering</text:p>
      <text:p text:style-name="Standard"/>
      <text:p text:style-name="P2">Teaching Experience</text:p>
      <text:p text:style-name="Standard">None</text:p>
      <text:p text:style-name="P2"/>
      <text:p text:style-name="P2">Work Experience</text:p>
      <text:p text:style-name="P3"/>
      <text:p text:style-name="P4">Senior Software Developer (Remote)</text:p>
      <text:p text:style-name="Standard">Reinke Manufacturing – Deshler, Nebraska (2015-Present)</text:p>
      <text:p text:style-name="Standard"/>
      <text:p text:style-name="P4">Software Developer (Remote)</text:p>
      <text:p text:style-name="Standard">Alpine Testing – Orem, Utah (2014-2015)</text:p>
      <text:p text:style-name="Standard"/>
      <text:p text:style-name="P4"><text:soft-page-break/>IT Specialist II</text:p>
      <text:p text:style-name="Standard">Orthman Manufacturing – Lexington, Nebraska (2012-2014)</text:p>
      <text:p text:style-name="Standard"/>
      <text:p text:style-name="P4">Quality Data Analyst</text:p>
      <text:p text:style-name="Standard">Royal Engineered Composites – Minden, Nebraska (2012)</text:p>
      <text:p text:style-name="P4"/>
      <text:p text:style-name="P4">Senior Engineering Technician</text:p>
      <text:p text:style-name="Standard">Intellicom Computer Consulting – Kearney, Nebraska (2009-2012)</text:p>
      <text:p text:style-name="Standard"/>
      <text:p text:style-name="P4">Enlisted Marine (Public Affairs Writer)</text:p>
      <text:p text:style-name="Standard">United States Marine Corps – Washington, District of Columbia (2003-2008)</text:p>
      <text:p text:style-name="Standard"/>
      <text:p text:style-name="P4">Linux System Administrator II</text:p>
      <text:p text:style-name="Standard">Rackspace Managed Hosting – San Antonio, Texas (2003)</text:p>
      <text:p text:style-name="Standard"/>
      <text:p text:style-name="P4">IT Systems Analyst</text:p>
      <text:p text:style-name="Standard">Cimarron Software Services – Houston, Texas (2001-2002)</text:p>
      <text:p text:style-name="Standard"/>
      <text:p text:style-name="P7">Helpdesk Technician</text:p>
      <text:p text:style-name="P16"><text:span text:style-name="T21">Megahaus</text:span> – <text:span text:style-name="T21">Dickinson</text:span>, Texas (<text:span text:style-name="T21">Summer 1998</text:span>)</text:p>
      <text:p text:style-name="Standard"/>
      <text:p text:style-name="P2">Volunteer Experience</text:p>
      <text:p text:style-name="P2"/>
      <text:p text:style-name="Standard"><text:span text:style-name="T5">Mentor</text:span> / <text:span text:style-name="T5">Developer</text:span> / <text:span text:style-name="T5">Writer – </text:span>Operation Code (2015 – 2019)</text:p>
      <text:p text:style-name="Standard"/>
      <text:p text:style-name="Standard"><text:span text:style-name="T5">Usher – </text:span>Washington Jewish Music Festival (2008)</text:p>
      <text:p text:style-name="P2"/>
      <text:p text:style-name="P2">Grants, Scholarships, and Awards</text:p>
      <text:p text:style-name="P2"/>
      <text:p text:style-name="Standard">President's Grant, UMUC (2012)</text:p>
      <text:p text:style-name="P2"/>
      <text:p text:style-name="P2">Memberships</text:p>
      <text:p text:style-name="Standard"/>
      <text:p text:style-name="Standard">American Physical Society</text:p>
      <text:p text:style-name="Standard">Association for Computing Machinery</text:p>
      <text:p text:style-name="Standard">Autism Society of Nebraska</text:p>
      <text:p text:style-name="P15">Open Web Application Security Project</text:p>
      <text:p text:style-name="P2"/>
      <text:p text:style-name="P2">Industry Certifications</text:p>
      <text:p text:style-name="P3"/>
      <text:p text:style-name="P4">Cisco</text:p>
      <text:p text:style-name="Standard">Cisco Certified Network Associate (2001)</text:p>
      <text:p text:style-name="P3"/>
      <text:p text:style-name="P4">CompTIA</text:p>
      <text:p text:style-name="Standard">A+ (2001)</text:p>
      <text:p text:style-name="Standard">Network+ (2001)</text:p>
      <text:p text:style-name="P4"/>
      <text:p text:style-name="P4">Microsoft</text:p>
      <text:p text:style-name="Standard">Microsoft Specialist: Programming in C# (2016)</text:p>
      <text:p text:style-name="Standard"><text:soft-page-break/>MCSA: Windows Server 2008 (2012)</text:p>
      <text:p text:style-name="Standard">MCITP: Server Administrator on Windows Server 2008 (2012)</text:p>
      <text:p text:style-name="Standard">MCTS: Windows Server 2008, Network Infrastructure, Configuration (2011)</text:p>
      <text:p text:style-name="Standard">MCTS: Windows Server 2008 Active Directory, Configuration (2010)</text:p>
      <text:p text:style-name="Standard">Microsoft Certified Professional (2010)</text:p>
      <text:p text:style-name="P3"/>
      <text:p text:style-name="P2">Clinics Attended</text:p>
      <text:p text:style-name="P2"/>
      <text:p text:style-name="Standard">Software Design and Development Clinic – <text:a xlink:type="simple" xlink:href="http://dontpaniclabs.com/education/" office:target-frame-name="_top" xlink:show="replace" text:style-name="Internet_20_link" text:visited-style-name="Visited_20_Internet_20_Link">Don’t Panic Labs</text:a> – Lincoln, Nebraska (2018)</text:p>
      <text:p text:style-name="P2"/>
      <text:p text:style-name="P2">Conferences Attended</text:p>
      <text:p text:style-name="P2"/>
      <text:p text:style-name="Standard">AppSec California – <text:a xlink:type="simple" xlink:href="https://www.owasp.org/" office:target-frame-name="_top" xlink:show="replace" text:style-name="Internet_20_link" text:visited-style-name="Visited_20_Internet_20_Link">OWASP</text:a> – Santa Monica, California (2019)</text:p>
      <text:p text:style-name="P12">DEFCON – 28</text:p>
      <text:p text:style-name="Standard">Heartland Developer Conference – <text:a xlink:type="simple" xlink:href="http://aimforbrilliance.org/about/" office:target-frame-name="_top" xlink:show="replace" text:style-name="Internet_20_link" text:visited-style-name="Visited_20_Internet_20_Link">AIM</text:a> – La Vista, Nebraska (2015 – 2017)</text:p>
      <text:p text:style-name="Standard">International Mars Society Conference – <text:a xlink:type="simple" xlink:href="http://www.marssociety.org/" office:target-frame-name="_top" xlink:show="replace" text:style-name="Internet_20_link" text:visited-style-name="Visited_20_Internet_20_Link">Mars Society</text:a> – Boulder, Colorado (2013)<text:line-break/>KernelCon – <text:a xlink:type="simple" xlink:href="https://2019.kernelcon.org/about" text:style-name="Internet_20_link" text:visited-style-name="Visited_20_Internet_20_Link">DC402, NebraskaCert, OWASP</text:a>, Omaha, Nebraska (2019 - <text:span text:style-name="T18">2020</text:span>)<text:line-break/><text:span text:style-name="T11">Nebraska.Code – </text:span><text:a xlink:type="simple" xlink:href="https://www.amegala.com/" text:style-name="Internet_20_link" text:visited-style-name="Visited_20_Internet_20_Link"><text:span text:style-name="T11">Amegala</text:span></text:a><text:span text:style-name="T11"> – Lincoln, Nebraska (2019)</text:span></text:p>
      <text:p text:style-name="Standard"/>
      <text:p text:style-name="P2">Presentations</text:p>
      <text:p text:style-name="Standard"/>
      <text:p text:style-name="P8">“<text:a xlink:type="simple" xlink:href="https://www.youtube.com/watch?v=i5FBS0GmKIg" text:style-name="Internet_20_link" text:visited-style-name="Visited_20_Internet_20_Link">Peek</text:a><text:a xlink:type="simple" xlink:href="https://www.youtube.com/watch?v=i5FBS0GmKIg" text:style-name="Internet_20_link" text:visited-style-name="Visited_20_Internet_20_Link"><text:span text:style-name="T9">ing</text:span></text:a><text:a xlink:type="simple" xlink:href="https://www.youtube.com/watch?v=i5FBS0GmKIg" text:style-name="Internet_20_link" text:visited-style-name="Visited_20_Internet_20_Link"> into .NET Apps using dotPeek</text:a>” – DC402 Meeting (July 2019)</text:p>
      <text:p text:style-name="Standard"/>
      <text:p text:style-name="P2">Scholarly Publications</text:p>
      <text:p text:style-name="P2"/>
      <text:p text:style-name="Standard"><text:span text:style-name="Default_20_Paragraph_20_Font"><text:span text:style-name="T1">None</text:span></text:span></text:p>
      <text:p text:style-name="P2"/>
      <text:p text:style-name="P2">Other Publications <text:line-break/></text:p>
      <text:p text:style-name="P14"><text:span text:style-name="Default_20_Paragraph_20_Font"><text:span text:style-name="T1">“It is Free and Always Will Be” B. Adams, A. Clark, J. Craven, </text:span></text:span><text:span text:style-name="Default_20_Paragraph_20_Font"><text:span text:style-name="T3">Kindle Pub.</text:span></text:span><text:span text:style-name="Default_20_Paragraph_20_Font"><text:span text:style-name="T1"> </text:span></text:span><text:span text:style-name="Default_20_Paragraph_20_Font"><text:span text:style-name="T4">(B083R3155F),</text:span></text:span><text:span text:style-name="Default_20_Paragraph_20_Font"><text:span text:style-name="T1"> </text:span></text:span><text:span text:style-name="Default_20_Paragraph_20_Font"><text:span text:style-name="T4">Jan.</text:span></text:span><text:span text:style-name="Default_20_Paragraph_20_Font"><text:span text:style-name="T1"> 20</text:span></text:span><text:span text:style-name="Default_20_Paragraph_20_Font"><text:span text:style-name="T4">20</text:span></text:span></text:p>
      <text:p text:style-name="Standard"><text:span text:style-name="Default_20_Paragraph_20_Font"><text:span text:style-name="T1">“Hagee retires, Conway appointed 34th commandant.” </text:span></text:span><text:span text:style-name="Default_20_Paragraph_20_Font"><text:span text:style-name="T2">Marine Corps News</text:span></text:span><text:span text:style-name="Default_20_Paragraph_20_Font"><text:span text:style-name="T1">, 14 Nov. 2006</text:span></text:span></text:p>
      <text:p text:style-name="Standard"><text:span text:style-name="Default_20_Paragraph_20_Font"><text:span text:style-name="T1">“Folklore! Tradition! Change?” </text:span></text:span><text:span text:style-name="Default_20_Paragraph_20_Font"><text:span text:style-name="T2">Marine Corps News</text:span></text:span><text:span text:style-name="Default_20_Paragraph_20_Font"><text:span text:style-name="T1">, 24 Feb. 2006</text:span></text:span></text:p>
      <text:p text:style-name="Standard"><text:span text:style-name="Default_20_Paragraph_20_Font"><text:span text:style-name="T1">“Marine Company retires guidon at United States Naval Academy” </text:span></text:span><text:span text:style-name="Default_20_Paragraph_20_Font"><text:span text:style-name="T2">Marine Corps News</text:span></text:span><text:span text:style-name="Default_20_Paragraph_20_Font"><text:span text:style-name="T1">, 15 Jan. 2006</text:span></text:span></text:p>
      <text:p text:style-name="Standard"><text:span text:style-name="Default_20_Paragraph_20_Font"><text:span text:style-name="T1">“Marine receives Silver Star medal for combat valor” </text:span></text:span><text:span text:style-name="Default_20_Paragraph_20_Font"><text:span text:style-name="T2">Marine Corps News</text:span></text:span><text:span text:style-name="Default_20_Paragraph_20_Font"><text:span text:style-name="T1">, 28 Oct. 2005</text:span></text:span></text:p>
      <text:p text:style-name="Standard"><text:span text:style-name="Default_20_Paragraph_20_Font"><text:span text:style-name="T1">“Marine serves two-year hitch in Corps” </text:span></text:span><text:span text:style-name="Default_20_Paragraph_20_Font"><text:span text:style-name="T2">Marine Corps News</text:span></text:span><text:span text:style-name="Default_20_Paragraph_20_Font"><text:span text:style-name="T1">, 23 June 2005</text:span></text:span></text:p>
      <text:p text:style-name="Standard"><text:span text:style-name="Default_20_Paragraph_20_Font"><text:span text:style-name="T1">“House, Senate help Corps celebrate 229th” </text:span></text:span><text:span text:style-name="Default_20_Paragraph_20_Font"><text:span text:style-name="T2">Marine Corps News</text:span></text:span><text:span text:style-name="Default_20_Paragraph_20_Font"><text:span text:style-name="T1">, 1 Nov. 2004</text:span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 Regular" svg:font-family="'Noto Sans CJK SC Regula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itle>Clark, Aaron K. - CV</text:title><text:tab/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Clark, Aaron K. - CV</dc:title>
    <meta:creation-date>2017-11-27T21:47:00Z</meta:creation-date>
    <dc:date>2020-09-27T19:07:45.990426578</dc:date>
    <meta:editing-cycles>231</meta:editing-cycles>
    <meta:editing-duration>PT10H40M29S</meta:editing-duration>
    <meta:document-statistic meta:table-count="0" meta:image-count="0" meta:object-count="0" meta:page-count="3" meta:paragraph-count="91" meta:word-count="471" meta:character-count="3742" meta:non-whitespace-character-count="3319"/>
    <meta:template xlink:type="simple" xlink:actuate="onRequest" xlink:title="" xlink:href="Normal"/>
  </office:meta>
</office:document-meta>
</file>